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textarea-horizontal-align="justify" draw:textarea-vertical-align="middle" draw:auto-grow-height="false" fo:min-height="1.258cm" fo:min-width="1.272cm"/>
    </style:style>
    <style:style style:name="gr2" style:family="graphic" style:parent-style-name="Outlined_20_Green">
      <style:graphic-properties draw:textarea-horizontal-align="justify" draw:textarea-vertical-align="middle" draw:auto-grow-height="false" fo:min-height="1.651cm" fo:min-width="7.218cm"/>
    </style:style>
    <style:style style:name="gr3" style:family="graphic" style:parent-style-name="Outlined_20_Green">
      <style:graphic-properties draw:textarea-horizontal-align="justify" draw:textarea-vertical-align="middle" draw:auto-grow-height="false" fo:min-height="2.065cm" fo:min-width="8.001cm"/>
    </style:style>
    <style:style style:name="gr4" style:family="graphic" style:parent-style-name="Outlined_20_Green">
      <style:graphic-properties draw:textarea-horizontal-align="justify" draw:textarea-vertical-align="middle" draw:auto-grow-height="false" fo:min-height="1.939cm" fo:min-width="7.8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utlined_20_Green">
      <style:graphic-properties draw:textarea-horizontal-align="justify" draw:textarea-vertical-align="middle" draw:auto-grow-height="false" fo:min-height="1.651cm" fo:min-width="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20pt" style:font-size-complex="20pt"/>
    </style:style>
    <style:style style:name="P3" style:family="paragraph">
      <style:paragraph-properties fo:text-align="center"/>
      <style:text-properties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Arial" style:font-size-asian="22pt" style:language-asian="en" style:country-asian="US" style:font-style-asian="normal" style:font-weight-asian="bold" style:font-name-complex="Arial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798cm" svg:height="1.778cm" svg:x="1.696cm" svg:y="9.7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218cm" svg:height="1.651cm" svg:x="18.715cm" svg:y="1.181cm">
          <text:p text:style-name="P1"><text:span text:style-name="T2">Generate Certific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01cm" svg:height="2.065cm" svg:x="18.599cm" svg:y="5.853cm">
          <text:p text:style-name="P1"><text:span text:style-name="T2">Ask Learner to retake </text:span></text:p>
          <text:p text:style-name="P1"><text:span text:style-name="T2">the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74cm" svg:height="1.939cm" svg:x="18.653cm" svg:y="3.333cm">
          <text:p text:style-name="P1"><text:span text:style-name="T2"><text:s/></text:span><text:span text:style-name="T2">Ask Learner to resubmit</text:span></text:p>
          <text:p text:style-name="P1"><text:span text:style-name="T2"><text:s/></text:span><text:span text:style-name="T2">Assignmen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243cm" svg:height="0.962cm" svg:x="2.544cm" svg:y="13.393cm">
          <draw:text-box>
            <text:p>C1 = Login successful</text:p>
          </draw:text-box>
        </draw:frame>
        <draw:frame draw:style-name="gr6" draw:text-style-name="P4" draw:layer="layout" svg:width="11.176cm" svg:height="1.165cm" svg:x="2.471cm" svg:y="14.387cm">
          <draw:text-box>
            <text:p>C2 = A Course is selected </text:p>
          </draw:text-box>
        </draw:frame>
        <draw:frame draw:style-name="gr5" draw:text-style-name="P4" draw:layer="layout" svg:width="10.243cm" svg:height="0.962cm" svg:x="2.515cm" svg:y="15.406cm">
          <draw:text-box>
            <text:p>C3 = Leaning Finished</text:p>
          </draw:text-box>
        </draw:frame>
        <draw:frame draw:style-name="gr7" draw:text-style-name="P5" draw:layer="layout" svg:width="0.925cm" svg:height="1.038cm" svg:x="13.677cm" svg:y="3.206cm">
          <draw:text-box>
            <text:p><text:span text:style-name="T1">N</text:span></text:p>
          </draw:text-box>
        </draw:frame>
        <draw:frame draw:style-name="gr8" draw:text-style-name="P6" draw:layer="layout" svg:width="19.177cm" svg:height="1.987cm" svg:x="6.714cm" svg:y="19.215cm">
          <draw:text-box>
            <text:p><text:span text:style-name="T3">Decision Tree for </text:span><text:span text:style-name="T4">Learning Process by Learner</text:span></text:p>
            <text:p><text:span text:style-name="T3"><text:s/></text:span></text:p>
          </draw:text-box>
        </draw:frame>
        <draw:frame draw:style-name="gr7" draw:text-style-name="P5" draw:layer="layout" svg:width="0.925cm" svg:height="1.038cm" svg:x="7.777cm" svg:y="8.42cm">
          <draw:text-box>
            <text:p><text:span text:style-name="T1">N</text:span></text:p>
          </draw:text-box>
        </draw:frame>
        <draw:line draw:style-name="gr9" draw:text-style-name="P7" draw:layer="layout" svg:x1="13.346cm" svg:y1="2.016cm" svg:x2="18.653cm" svg:y2="2.016cm">
          <text:p/>
        </draw:line>
        <draw:frame draw:style-name="gr7" draw:text-style-name="P5" draw:layer="layout" svg:width="1.144cm" svg:height="1.038cm" svg:x="15.223cm" svg:y="1.173cm">
          <draw:text-box>
            <text:p><text:span text:style-name="T1">Y</text:span></text:p>
          </draw:text-box>
        </draw:frame>
        <draw:line draw:style-name="gr9" draw:text-style-name="P7" draw:layer="layout" svg:x1="14.97cm" svg:y1="6.715cm" svg:x2="18.653cm" svg:y2="6.715cm">
          <text:p/>
        </draw:line>
        <draw:line draw:style-name="gr9" draw:text-style-name="P7" draw:layer="layout" svg:x1="7.223cm" svg:y1="5.826cm" svg:x2="11.16cm" svg:y2="12.303cm">
          <text:p/>
        </draw:line>
        <draw:custom-shape draw:style-name="gr10" draw:text-style-name="P3" draw:layer="layout" svg:width="8cm" svg:height="1.651cm" svg:x="18.526cm" svg:y="11.393cm">
          <text:p text:style-name="P1"><text:span text:style-name="T2">Message Learner to</text:span></text:p>
          <text:p text:style-name="P1"><text:span text:style-name="T2"><text:s/></text:span><text:span text:style-name="T2">try again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.16cm" svg:y1="12.303cm" svg:x2="18.526cm" svg:y2="12.303cm">
          <text:p/>
        </draw:line>
        <draw:frame draw:style-name="gr5" draw:text-style-name="P4" draw:layer="layout" svg:width="10.243cm" svg:height="0.962cm" svg:x="2.524cm" svg:y="16.391cm">
          <draw:text-box>
            <text:p>C4 =Passed the Test</text:p>
          </draw:text-box>
        </draw:frame>
        <draw:frame draw:style-name="gr11" draw:text-style-name="P4" draw:layer="layout" svg:width="13.208cm" svg:height="1.27cm" svg:x="2.524cm" svg:y="17.264cm">
          <draw:text-box>
            <text:p>C5 =Assignment submitted and approved</text:p>
          </draw:text-box>
        </draw:frame>
        <draw:custom-shape draw:style-name="gr1" draw:text-style-name="P2" draw:layer="layout" svg:width="1.798cm" svg:height="1.778cm" svg:x="3.694cm" svg:y="6.734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687cm" svg:height="1.419cm" svg:x="2.651cm" svg:y="8.344cm">
          <draw:text-box>
            <text:p><text:span text:style-name="T1">Y</text:span></text:p>
          </draw:text-box>
        </draw:frame>
        <draw:custom-shape draw:style-name="gr1" draw:text-style-name="P2" draw:layer="layout" svg:width="1.798cm" svg:height="1.778cm" svg:x="5.753cm" svg:y="4.221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98cm" svg:height="1.778cm" svg:x="8.219cm" svg:y="2.19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798cm" svg:height="1.778cm" svg:x="11.568cm" svg:y="1.127cm">
          <text:p text:style-name="P1"><text:span text:style-name="T1">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.191cm" svg:y1="6.969cm" svg:x2="6.08cm" svg:y2="5.826cm">
          <text:p/>
        </draw:line>
        <draw:line draw:style-name="gr9" draw:text-style-name="P7" draw:layer="layout" svg:x1="7.223cm" svg:y1="4.556cm" svg:x2="8.366cm" svg:y2="3.54cm">
          <text:p/>
        </draw:line>
        <draw:line draw:style-name="gr9" draw:text-style-name="P7" draw:layer="layout" svg:x1="9.917cm" svg:y1="2.651cm" svg:x2="11.568cm" svg:y2="2.143cm">
          <text:p/>
        </draw:line>
        <draw:line draw:style-name="gr9" draw:text-style-name="P7" draw:layer="layout" svg:x1="3.032cm" svg:y1="9.89cm" svg:x2="4.048cm" svg:y2="8.366cm">
          <text:p/>
        </draw:line>
        <draw:frame draw:style-name="gr13" draw:text-style-name="P5" draw:layer="layout" svg:width="0.762cm" svg:height="1.038cm" svg:x="4.81cm" svg:y="5.677cm">
          <draw:text-box>
            <text:p><text:span text:style-name="T1">Y</text:span></text:p>
          </draw:text-box>
        </draw:frame>
        <draw:frame draw:style-name="gr14" draw:text-style-name="P5" draw:layer="layout" svg:width="0.798cm" svg:height="1.038cm" svg:x="7.06cm" svg:y="3.286cm">
          <draw:text-box>
            <text:p><text:span text:style-name="T1">Y</text:span></text:p>
          </draw:text-box>
        </draw:frame>
        <draw:frame draw:style-name="gr7" draw:text-style-name="P5" draw:layer="layout" svg:width="1.016cm" svg:height="1.038cm" svg:x="10.144cm" svg:y="1.486cm">
          <draw:text-box>
            <text:p><text:span text:style-name="T1">Y</text:span></text:p>
          </draw:text-box>
        </draw:frame>
        <draw:line draw:style-name="gr9" draw:text-style-name="P7" draw:layer="layout" svg:x1="13.065cm" svg:y1="2.651cm" svg:x2="16.494cm" svg:y2="4.429cm">
          <text:p/>
        </draw:line>
        <draw:line draw:style-name="gr9" draw:text-style-name="P7" draw:layer="layout" svg:x1="16.494cm" svg:y1="4.429cm" svg:x2="18.653cm" svg:y2="4.429cm">
          <text:p/>
        </draw:line>
        <draw:line draw:style-name="gr9" draw:text-style-name="P7" draw:layer="layout" svg:x1="9.636cm" svg:y1="3.794cm" svg:x2="14.97cm" svg:y2="6.715cm">
          <text:p/>
        </draw:line>
        <draw:frame draw:style-name="gr7" draw:text-style-name="P5" draw:layer="layout" svg:width="0.925cm" svg:height="1.038cm" svg:x="11.033cm" svg:y="5.064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21:19:56.066000000</meta:creation-date>
    <dc:date>2019-04-13T20:39:54.870000000</dc:date>
    <meta:editing-duration>PT16M39S</meta:editing-duration>
    <meta:editing-cycles>11</meta:editing-cycles>
    <meta:generator>LibreOffice/6.2.2.2$Windows_X86_64 LibreOffice_project/2b840030fec2aae0fd2658d8d4f9548af4e3518d</meta:generator>
    <meta:document-statistic meta:object-count="34"/>
  </office:meta>
</office:document-meta>
</file>